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맑은 고딕'" style:font-family-asian="'맑은 고딕'" style:font-family-complex="'맑은 고딕'" fo:background-color="transparent" style:use-window-font-color="true"/>
    </style:style>
    <style:style style:name="T2" style:family="text">
      <style:text-properties fo:font-size="10.00pt" fo:font-weight="normal" fo:font-family="'맑은 고딕'" style:font-family-asian="'맑은 고딕'" style:font-family-complex="'맑은 고딕'" fo:background-color="transparent" style:use-window-font-color="true"/>
    </style:style>
    <style:style style:name="T3"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e8f2fe" fo:color="#3f7f5f"/>
    </style:style>
    <style:style style:name="T4" style:family="text">
      <style:text-properties fo:font-size="10.00pt" fo:font-weight="normal" fo:font-family="'맑은 고딕'" style:font-family-asian="'맑은 고딕'" style:font-family-complex="'맑은 고딕'" fo:background-color="transparent" style:use-window-font-color="true"/>
    </style:style>
    <style:style style:name="T5" style:family="text">
      <style:text-properties fo:font-size="10.00pt" fo:font-weight="normal" style:text-underline-mode="continuous" style:text-underline-type="single" style:text-underline-style="solid" style:text-underline-width="normal" fo:font-family="Consolas" style:font-family-asian="Consolas" style:font-family-complex="Consolas" fo:background-color="#e8f2fe" fo:color="#000000"/>
    </style:style>
    <style:style style:name="T6" style:family="text">
      <style:text-properties fo:font-size="10.00pt" fo:font-weight="normal" style:text-underline-mode="continuous" style:text-underline-type="single" style:text-underline-style="solid" style:text-underline-width="normal" fo:font-family="'맑은 고딕'" style:font-family-asian="'맑은 고딕'" style:font-family-complex="'맑은 고딕'" fo:background-color="#e8f2fe" fo:color="#000000"/>
    </style:style>
    <style:style style:name="T7" style:family="text">
      <style:text-properties fo:font-size="10.00pt" fo:font-weight="normal" fo:font-family="'맑은 고딕'" style:font-family-asian="'맑은 고딕'" style:font-family-complex="'맑은 고딕'" fo:background-color="transparent" style:use-window-font-color="true"/>
    </style:style>
    <style:style style:name="T8" style:family="text">
      <style:text-properties fo:font-size="12.00pt" fo:font-weight="normal" fo:font-family="'맑은 고딕'" style:font-family-asian="'맑은 고딕'" style:font-family-complex="'맑은 고딕'" fo:background-color="transparent" style:use-window-font-color="true"/>
    </style:style>
    <style:style style:name="T9" style:family="text">
      <style:text-properties fo:font-size="10.00pt" fo:font-weight="normal" fo:font-family="'맑은 고딕'" style:font-family-asian="'맑은 고딕'" style:font-family-complex="'맑은 고딕'" fo:background-color="transparent" style:use-window-font-color="true"/>
    </style:style>
    <style:style style:name="T10" style:family="text">
      <style:text-properties fo:font-size="10.00pt" fo:font-weight="normal" fo:font-family="Consolas" style:font-family-asian="Consolas" style:font-family-complex="Consolas" fo:background-color="transparent" style:use-window-font-color="true"/>
    </style:style>
    <style:style style:name="T11" style:family="text">
      <style:text-properties fo:font-size="10.00pt" fo:font-weight="normal" fo:font-family="'맑은 고딕'" style:font-family-asian="'맑은 고딕'" style:font-family-complex="'맑은 고딕'" fo:background-color="transparent" style:use-window-font-color="true"/>
    </style:style>
    <style:style style:name="T12" style:family="text">
      <style:text-properties fo:font-size="10.00pt" fo:font-weight="normal" fo:font-family="Consolas" style:font-family-asian="Consolas" style:font-family-complex="Consolas" fo:background-color="transparent" style:use-window-font-color="true"/>
    </style:style>
    <style:style style:name="T13" style:family="text">
      <style:text-properties fo:font-size="10.00pt" fo:font-weight="normal" fo:font-family="'맑은 고딕'" style:font-family-asian="'맑은 고딕'" style:font-family-complex="'맑은 고딕'" fo:background-color="transparent" style:use-window-font-color="true"/>
    </style:style>
    <style:style style:name="T14" style:family="text">
      <style:text-properties fo:font-size="10.00pt" fo:font-weight="normal" fo:font-family="'맑은 고딕'" style:font-family-asian="'맑은 고딕'" style:font-family-complex="'맑은 고딕'" fo:background-color="transparent" style:use-window-font-color="true"/>
    </style:style>
    <style:style style:name="T15" style:family="text">
      <style:text-properties fo:font-size="10.00pt" fo:font-weight="normal" fo:font-family="Consolas" style:font-family-asian="Consolas" style:font-family-complex="Consolas" fo:background-color="transparent" style:use-window-font-color="true"/>
    </style:style>
    <style:style style:name="T16" style:family="text">
      <style:text-properties fo:font-size="10.00pt" fo:font-weight="normal" fo:font-family="'맑은 고딕'" style:font-family-asian="'맑은 고딕'" style:font-family-complex="'맑은 고딕'" fo:background-color="transparent" style:use-window-font-color="true"/>
    </style:style>
    <style:style style:name="T17" style:family="text">
      <style:text-properties fo:font-size="10.00pt" fo:font-weight="normal" fo:font-family="Consolas" style:font-family-asian="Consolas" style:font-family-complex="Consolas" fo:background-color="transparent" style:use-window-font-color="true"/>
    </style:style>
    <style:style style:name="T18" style:family="text">
      <style:text-properties fo:font-size="10.00pt" fo:font-weight="normal" fo:font-family="Consolas" style:font-family-asian="Consolas" style:font-family-complex="Consolas" fo:background-color="transparent" fo:color="#3f7f5f"/>
    </style:style>
    <style:style style:name="T19" style:family="text">
      <style:text-properties fo:font-size="10.00pt" fo:font-weight="normal" fo:font-family="'맑은 고딕'" style:font-family-asian="'맑은 고딕'" style:font-family-complex="'맑은 고딕'" fo:background-color="transparent" style:use-window-font-color="true"/>
    </style:style>
    <style:style style:name="T20" style:family="text">
      <style:text-properties fo:font-size="10.00pt" fo:font-weight="normal" fo:font-family="Consolas" style:font-family-asian="Consolas" style:font-family-complex="Consolas" fo:background-color="transparent" style:use-window-font-color="true"/>
    </style:style>
    <style:style style:name="T21" style:family="text">
      <style:text-properties fo:font-size="10.00pt" fo:font-weight="normal" fo:font-family="'맑은 고딕'" style:font-family-asian="'맑은 고딕'" style:font-family-complex="'맑은 고딕'" fo:background-color="transparent" style:use-window-font-color="true"/>
    </style:style>
    <style:style style:name="T22" style:family="text">
      <style:text-properties fo:font-size="10.00pt" fo:font-weight="normal" fo:font-family="Consolas" style:font-family-asian="Consolas" style:font-family-complex="Consolas" fo:background-color="transparent" style:use-window-font-color="true"/>
    </style:style>
    <style:style style:name="T23" style:family="text">
      <style:text-properties fo:font-size="10.00pt" fo:font-weight="normal" fo:font-family="'맑은 고딕'" style:font-family-asian="'맑은 고딕'" style:font-family-complex="'맑은 고딕'" fo:background-color="transparent" style:use-window-font-color="true"/>
    </style:style>
    <style:style style:name="T24" style:family="text">
      <style:text-properties fo:font-size="10.00pt" fo:font-weight="normal" fo:font-family="'맑은 고딕'" style:font-family-asian="'맑은 고딕'" style:font-family-complex="'맑은 고딕'" fo:background-color="transparent" style:use-window-font-color="true"/>
    </style:style>
    <style:style style:name="T25" style:family="text">
      <style:text-properties fo:font-size="12.00pt" fo:font-weight="normal" fo:font-family="'맑은 고딕'" style:font-family-asian="'맑은 고딕'" style:font-family-complex="'맑은 고딕'" fo:background-color="transparent" style:use-window-font-color="true"/>
    </style:style>
    <style:style style:name="T26" style:family="text">
      <style:text-properties fo:font-size="10.00pt" fo:font-weight="normal" fo:font-family="'맑은 고딕'" style:font-family-asian="'맑은 고딕'" style:font-family-complex="'맑은 고딕'" fo:background-color="transparent" style:use-window-font-color="true"/>
    </style:style>
    <style:style style:name="P1" style:family="paragraph">
      <style:paragraph-properties fo:line-height="115.00%" fo:text-align="right" fo:margin-bottom="10.00pt"/>
    </style:style>
    <style:style style:name="P2" style:family="paragraph">
      <style:paragraph-properties fo:line-height="115.00%" fo:text-align="left" fo:margin-bottom="10.00pt"/>
    </style:style>
  </office:automatic-styles>
  <office:body>
    <office:text>
      <text:p text:style-name="P1"><text:span text:style-name="T1">프로그램 설명 및 사용법<text:tab/><text:tab/><text:tab/>B177026 유병훈</text:span><text:span text:style-name="T2"/></text:p>
      <text:p text:style-name="P2"><text:span text:style-name="T2"/></text:p>
      <text:p text:style-name="P2"><text:span text:style-name="T2"><text:s/>GridDectionPath 파일이 서버고 GridDectionPathClient가 클라이언트입니다. 소스파일들은 각각 파일 내부src, bin폴더 따라 쭉 들어가면 있습니다.</text:span></text:p>
      <text:p text:style-name="P2"><text:span text:style-name="T2"><text:s/>우선 이 프로그램을 만들며서 길찾기 알고리즘은 저의 능력과 시간관계상</text:span><text:a xlink:href="http://www.codebytes.in/2015/02/a-shortest-path-finding-algorithm.html"><text:span text:style-name="T3">http://www.codebytes.in/2015/02/a-shortest-path-finding-algorithm.html</text:span></text:a><text:span text:style-name="T4"><text:s/></text:span></text:p>
      <text:p text:style-name="P2"><text:span text:style-name="T4">이곳에 있는 알고리즘을 저가 만든 맵에 맞게 바꾸어 사용했습니다.</text:span></text:p>
      <text:p text:style-name="P2"><text:span text:style-name="T4"/></text:p>
      <text:p text:style-name="P2"><text:span text:style-name="T4"><text:tab/>서버파일 클래스 : Server s, Shel shl, Map m, LogInOut l</text:span></text:p>
      <text:p text:style-name="P2"><text:span text:style-name="T4"><text:tab/>클라이언트 클래스 : Client c (실제 코드에는 다르지만 설명을 위해 이니셜을 쓰겠습니다)</text:span></text:p>
      <text:p text:style-name="P2"><text:span text:style-name="T4"/></text:p>
      <text:p text:style-name="P2"><text:span text:style-name="T4"><text:s/>맵같은 경우에는 Shell이라는 클래스로 객체배열을 이용했고 벽의 수가 1/10이지만 설정시 중복이 되지않기위해 고민하다가 기말시험 공부하는 겸 collection들을 다수 사용했습니다. HashSet block에 벽 번호만 중복없이 1/10개를 받은 후 맵을 생성할때 Shell의 벽인지 여부에 쓰였으며 벽이 아닌 Shell들은 따로 ArrayList nonblock에 담아서 플레이어 시작위치와 목적지를 설정할때 사용했습니다. 공부하는겸 쓴거다보니 자료 삽입하고 검색을 여러번 할 수 있는 효율성까지는 고려하지 않았습니다.</text:span></text:p>
      <text:p text:style-name="P2"><text:span text:style-name="T4"><text:s/>로그인을 위한 아이디와 비밀번호는 LogInOut이라는 클래스에 HashMap user_info를 이용해 미리 넣어두었고 키와 값 둘다 String형입니다. 이것을 이용해 서버에서 클라이언트가 로그인 메시지를 보내면 서버에서 패킷의 헤더를 확인한 후 LOGIN_REQ 라면 split을 이용해 token에 담긴 정보들로 l.</text:span><text:span text:style-name="T5">logOn</text:span><text:span text:style-name="T6"><text:s/>메소드에서</text:span><text:span text:style-name="T7">로그인 작업을 합니다.</text:span></text:p>
      <text:p text:style-name="P2"><text:span text:style-name="T7"><text:s/>로그인이 됬다면 바로 m.setingMap이라는 메소드에서 맵을 생성하고 시작위치를 정한 뒤 그 정보들을 다시 클라이언트로 보내줍니다. 클라이언트는 벽의 번호들을 확인 후 벽이 아닌곳에 목적지를 골라 MOVE_END라는 헤더로 목적지 번호를 써 보냅니다.</text:span></text:p>
      <text:p text:style-name="P2"><text:span text:style-name="T7"><text:s/>이제 서버에서 목적지 번호를 받았고 헤더도 확인이 되었으니 m.printPath라는 메소드에서 목적지가 벽인지 아닌지 HashSet block을 이용해 판별 한 후 벽이라면 MOVE_RESP/NO라는 메시지를 벽이 아니라면 목적지를 설정해준 후 AStar라는 메소드로 길찾기를 시행합니다. 만약 여기서 경로가 없다면 NOPATH라는 메시지를 보내고 아니라면 경로를 PATH라는 헤더를 포함해 메시지를 보내줍니다. 나중에 시작점 이동을 위해 ArrayList path에 경로들만 따로 저장합니다.</text:span></text:p>
      <text:p text:style-name="P2"><text:span text:style-name="T7"><text:s/>경로를 확인한 클라이언트는 이동을 위해 MOVE_REQ라는 메시지를 보냅니다. 메시지를 받은 서버는 OK메시지를 보내고 클라이언트는 확인 후 sleep(1000)을 이용해 초당1번씩 경로를 따라 이동하고 그 위치를 MOVE_GO라는 헤더로 메시지를 서버에 보내줍니다. 그와 동시에 서버는 받은 위치로 m.moveMap 메소드를 이용해 시작점을 계속해서 바꾸게 됩니다.</text:span></text:p>
      <text:p text:style-name="P2"><text:span text:style-name="T7"><text:s/>이동이 끝난 후 클라이언트는 다시 목적지를 설정하게 되고 이후 반복입니다. LOGOUT_REQ를 보내면 서버는 LOGOUT_RESP를 보내고 소켓을 끊습니다. 클라이언트에서 quit을 입력하면 바로 소켓을 끊고 프로그램이 종료됩니다.</text:span></text:p>
      <text:p text:style-name="P2"><text:span text:style-name="T7"/></text:p>
      <text:p text:style-name="P2"><text:span text:style-name="T8">클라이언트 명령어</text:span><text:span text:style-name="T9"/></text:p>
      <text:p text:style-name="P2"><text:span text:style-name="T9">1. 로그인 :<text:s/></text:span><text:span text:style-name="T10">LOGIN_REQ/</text:span><text:span text:style-name="T11">아이디</text:span><text:span text:style-name="T12">/</text:span><text:span text:style-name="T13">비밀번호 (아이디와 비밀번호는 과제설명으로 주신 pdf 그대로입니다.</text:span></text:p>
      <text:p text:style-name="P2"><text:span text:style-name="T13">2.</text:span><text:span text:style-name="T14"><text:s/>목적지 설정 :<text:s/></text:span><text:span text:style-name="T15">MOVE_END/</text:span><text:span text:style-name="T16">도착지</text:span><text:span text:style-name="T17"><text:s/></text:span><text:span text:style-name="T18"/></text:p>
      <text:p text:style-name="P2"><text:span text:style-name="T19">3. 이동 :<text:s/></text:span><text:span text:style-name="T20">MOVE_REQ</text:span></text:p>
      <text:p text:style-name="P2"><text:span text:style-name="T21">4. 로그아웃 :<text:s/></text:span><text:span text:style-name="T22">LOGOUT_REQ</text:span></text:p>
      <text:p text:style-name="P2"><text:span text:style-name="T23">5. 종료 : quit</text:span></text:p>
      <text:p text:style-name="P2"><text:span text:style-name="T24"/></text:p>
      <text:p text:style-name="P2"><text:span text:style-name="T24"><text:s/>실행에 앞서 몇가지 버그가 있었고 고치지 못한것들이 있어 알려드립니다. </text:span></text:p>
      <text:p text:style-name="P2"><text:span text:style-name="T24">서버-클라이언트를 연동하기전에는 없었던 버그들도 있습니다. </text:span></text:p>
      <text:p text:style-name="P2"><text:span text:style-name="T24"><text:s/>추측이지만 맵이 너무 커서 벽이 많아지다보니 목적지가 갇혀서 계속 길찾기만 하다가 멈추고 에러가 발생합니다. 경로를 찾아도 목적지까지 가는 경우가 있고 그옆에까지만 가는 경우가 있습니다. 마지막으로 시작점을 바꿔주어도 경로가 누적되서 처음 경로부터 다시 보여주고 이동하게됩니다. 이부분은 자료형들을 다 clear 해주고 방문하는 변수들도 0으로 초기화해보았으니 고쳐지질 않았습니다. </text:span></text:p>
      <text:p text:style-name="P2"><text:span text:style-name="T24"/></text:p>
      <text:p text:style-name="P2"><text:span text:style-name="T25">과제를 한 후 소감</text:span><text:span text:style-name="T26"/></text:p>
      <text:p text:style-name="P2"><text:span text:style-name="T26"><text:s/>난이도가 높은 과제였고 특히 서버쪽은 잘 몰라서 더 어려웠더것같습니다. 없던 버그도 서버를 붙이니 생기더군요. 기말고사와 프로젝트들이 겹쳐 급하게 만드느라 버그도 많아 아쉽긴하지만 저가 잘 하지 못하던 다르사람 코드 변환, 이식하는것도 해보고 다양한 collection을 써보며 편리한 기능을 이용해 프로그램을 만들 수 있어서 좋았습니다.</text:span></text:p>
      <text:p text:style-name="P2"><text:span text:style-name="T26"/></text:p>
      <text:p text:style-name="P2"><text:span text:style-name="T2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